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4.249cm" style:rel-column-width="16368*"/>
    </style:style>
    <style:style style:name="Tabla12.C" style:family="table-column">
      <style:table-column-properties style:column-width="2.561cm" style:rel-column-width="9865*"/>
    </style:style>
    <style:style style:name="Tabla12.D" style:family="table-column">
      <style:table-column-properties style:column-width="5.953cm" style:rel-column-width="22934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4.249cm" style:rel-column-width="16368*"/>
    </style:style>
    <style:style style:name="Tabla6.C" style:family="table-column">
      <style:table-column-properties style:column-width="2.561cm" style:rel-column-width="9865*"/>
    </style:style>
    <style:style style:name="Tabla6.D" style:family="table-column">
      <style:table-column-properties style:column-width="5.953cm" style:rel-column-width="22934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4.249cm" style:rel-column-width="16368*"/>
    </style:style>
    <style:style style:name="Tabla7.C" style:family="table-column">
      <style:table-column-properties style:column-width="2.561cm" style:rel-column-width="9865*"/>
    </style:style>
    <style:style style:name="Tabla7.D" style:family="table-column">
      <style:table-column-properties style:column-width="5.953cm" style:rel-column-width="22934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249cm" style:rel-column-width="16368*"/>
    </style:style>
    <style:style style:name="Tabla1.C" style:family="table-column">
      <style:table-column-properties style:column-width="2.561cm" style:rel-column-width="9865*"/>
    </style:style>
    <style:style style:name="Tabla1.D" style:family="table-column">
      <style:table-column-properties style:column-width="5.953cm" style:rel-column-width="2293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4.249cm" style:rel-column-width="16368*"/>
    </style:style>
    <style:style style:name="Tabla4.C" style:family="table-column">
      <style:table-column-properties style:column-width="2.614cm" style:rel-column-width="10069*"/>
    </style:style>
    <style:style style:name="Tabla4.D" style:family="table-column">
      <style:table-column-properties style:column-width="5.9cm" style:rel-column-width="2273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2.614cm" style:rel-column-width="10069*"/>
    </style:style>
    <style:style style:name="Tabla3.D" style:family="table-column">
      <style:table-column-properties style:column-width="5.9cm" style:rel-column-width="2273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247cm" style:rel-column-width="16361*"/>
    </style:style>
    <style:style style:name="Tabla5.B" style:family="table-column">
      <style:table-column-properties style:column-width="4.249cm" style:rel-column-width="16368*"/>
    </style:style>
    <style:style style:name="Tabla5.C" style:family="table-column">
      <style:table-column-properties style:column-width="2.614cm" style:rel-column-width="10069*"/>
    </style:style>
    <style:style style:name="Tabla5.D" style:family="table-column">
      <style:table-column-properties style:column-width="2.542cm" style:rel-column-width="9791*"/>
    </style:style>
    <style:style style:name="Tabla5.E" style:family="table-column">
      <style:table-column-properties style:column-width="3.36cm" style:rel-column-width="12946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2" style:family="table-row">
      <style:table-row-properties style:min-row-height="2.155cm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4.249cm" style:rel-column-width="16368*"/>
    </style:style>
    <style:style style:name="Tabla11.C" style:family="table-column">
      <style:table-column-properties style:column-width="2.561cm" style:rel-column-width="9865*"/>
    </style:style>
    <style:style style:name="Tabla11.D" style:family="table-column">
      <style:table-column-properties style:column-width="5.953cm" style:rel-column-width="22934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4.249cm" style:rel-column-width="16368*"/>
    </style:style>
    <style:style style:name="Tabla2.C" style:family="table-column">
      <style:table-column-properties style:column-width="2.561cm" style:rel-column-width="9865*"/>
    </style:style>
    <style:style style:name="Tabla2.D" style:family="table-column">
      <style:table-column-properties style:column-width="2.977cm" style:rel-column-width="114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4.249cm" style:rel-column-width="16368*"/>
    </style:style>
    <style:style style:name="Tabla9.C" style:family="table-column">
      <style:table-column-properties style:column-width="2.614cm" style:rel-column-width="10069*"/>
    </style:style>
    <style:style style:name="Tabla9.D" style:family="table-column">
      <style:table-column-properties style:column-width="2.951cm" style:rel-column-width="1136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2" style:family="table-row">
      <style:table-row-properties style:min-row-height="2.716cm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4.247cm" style:rel-column-width="2408*"/>
    </style:style>
    <style:style style:name="Tabla8.B" style:family="table-column">
      <style:table-column-properties style:column-width="4.249cm" style:rel-column-width="2409*"/>
    </style:style>
    <style:style style:name="Tabla8.C" style:family="table-column">
      <style:table-column-properties style:column-width="2.614cm" style:rel-column-width="1482*"/>
    </style:style>
    <style:style style:name="Tabla8.D" style:family="table-column">
      <style:table-column-properties style:column-width="2.648cm" style:rel-column-width="1501*"/>
    </style:style>
    <style:style style:name="Tabla8.E" style:family="table-column">
      <style:table-column-properties style:column-width="3.254cm" style:rel-column-width="184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2" style:family="table-row">
      <style:table-row-properties style:min-row-height="1.549cm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4.247cm" style:rel-column-width="16361*"/>
    </style:style>
    <style:style style:name="Tabla10.B" style:family="table-column">
      <style:table-column-properties style:column-width="4.249cm" style:rel-column-width="16368*"/>
    </style:style>
    <style:style style:name="Tabla10.C" style:family="table-column">
      <style:table-column-properties style:column-width="2.614cm" style:rel-column-width="10069*"/>
    </style:style>
    <style:style style:name="Tabla10.D" style:family="table-column">
      <style:table-column-properties style:column-width="3.097cm" style:rel-column-width="11931*"/>
    </style:style>
    <style:style style:name="Tabla10.E" style:family="table-column">
      <style:table-column-properties style:column-width="2.805cm" style:rel-column-width="10806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2" style:family="table-row">
      <style:table-row-properties style:min-row-height="1.552cm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.199cm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199cm" fo:text-align="center" style:justify-single-word="fals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.199cm" style:shadow="none"/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margin-top="0cm" fo:margin-bottom="0.199cm" style:shadow="none"/>
      <style:text-properties fo:color="#3333ff"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.199cm" style:shadow="none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.199cm" style:shadow="none"/>
      <style:text-properties style:use-window-font-color="true" style:font-name="Calibri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.199cm" fo:break-before="page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.199cm" fo:text-align="center" style:justify-single-word="false" fo:padding="0.074cm" fo:border-left="none" fo:border-right="none" fo:border-top="none" fo:border-bottom="0.002cm solid #000000" style:shadow="none" style:join-border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alibri" fo:font-size="11pt" style:font-size-asian="11pt" style:font-size-complex="11pt"/>
    </style:style>
    <style:style style:name="P12" style:family="paragraph" style:parent-style-name="Table_20_Contents">
      <style:text-properties style:font-name="Calibri" fo:font-size="9pt" style:font-size-asian="9pt" style:font-size-complex="9pt"/>
    </style:style>
    <style:style style:name="P13" style:family="paragraph" style:parent-style-name="Table_20_Contents">
      <style:text-properties style:font-name="Calibri" fo:font-size="9pt" fo:font-weight="bold" style:font-size-asian="9pt" style:font-weight-asian="bold" style:font-size-complex="9pt" style:font-weight-complex="bold"/>
    </style:style>
    <style:style style:name="P14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cm" fo:margin-bottom="0.199cm" style:shadow="none"/>
      <style:text-properties style:use-window-font-color="true"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1">
      <style:paragraph-properties fo:margin-top="0cm" fo:margin-bottom="0.199cm" style:shadow="none"/>
      <style:text-properties style:use-window-font-color="true" style:font-name="Calibri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margin-top="0cm" fo:margin-bottom="0.199cm" style:shadow="non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 style:list-style-name="L1">
      <style:paragraph-properties fo:margin-top="0cm" fo:margin-bottom="0.199cm" style:shadow="none"/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 style:list-style-name="L1">
      <style:paragraph-properties fo:margin-top="0cm" fo:margin-bottom="0.199cm" style:shadow="none"/>
      <style:text-properties style:font-name="Calibri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 style:list-style-name="L1">
      <style:paragraph-properties fo:margin-top="0cm" fo:margin-bottom="0.199cm" style:shadow="none"/>
      <style:text-properties style:font-name="Calibri" fo:font-size="11pt" style:font-size-asian="11pt" style:font-size-complex="11pt"/>
    </style:style>
    <style:style style:name="P24" style:family="paragraph" style:parent-style-name="Standard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1">
      <style:paragraph-properties fo:margin-top="0cm" fo:margin-bottom="0.199cm" style:shadow="non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margin-top="0cm" fo:margin-bottom="0.199cm" style:shadow="none"/>
      <style:text-properties style:font-name="Calibri" fo:font-size="11pt" fo:font-weight="normal" fo:background-color="transparent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style:paragraph-properties fo:margin-top="0cm" fo:margin-bottom="0.199cm" style:shadow="none"/>
      <style:text-properties style:font-name="Calibri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1">
      <style:paragraph-properties fo:margin-top="0cm" fo:margin-bottom="0.199cm" style:shadow="none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cm" fo:margin-bottom="0.199cm" style:shadow="none"/>
      <style:text-properties fo:color="#808080"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able_20_Contents">
      <style:text-properties style:font-name="Calibri" fo:font-size="11pt" style:font-size-asian="11pt" style:font-size-complex="11pt"/>
    </style:style>
    <style:style style:name="P31" style:family="paragraph" style:parent-style-name="Table_20_Contents">
      <style:text-properties style:font-name="Calibri"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ff3333" fo:font-weight="normal" fo:background-color="transparent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 para BD03.</text:p>
      <text:p text:style-name="P9">DISEÑO CONCEPTUAL</text:p>
      <text:p text:style-name="P2"/>
      <text:p text:style-name="P1">NOMBRE ENTIDAD: <text:span text:style-name="T3">PERSONA</text:span></text:p>
      <text:p text:style-name="P1">Descripción:</text:p>
      <text:p text:style-name="P3">Se almacena los datos personales de los usuarios del sistema.</text:p>
      <text:p text:style-name="P3">Se distingue, según su funcionalidad, a través del campo rol, que unicamente acepta dos valores 'TUTOR' o 'ALUMNO', que se relacionaran con sus funciones mediante las entidades correspondientes, donde se referenciará a esta entidad con una clave foránea en la tabla que corresponda, siendo ésta la clave primaria -dni- de esta entidad.</text:p>
      <text:list xml:id="list5446298722232998276" text:style-name="L1">
        <text:list-item>
          <text:p text:style-name="P14">Un alumno es una persona.</text:p>
          <text:p text:style-name="P16"><text:span text:style-name="T2">1 ALUMNO </text:span><text:span text:style-name="T5">es una </text:span><text:span text:style-name="T2">1 PERSONA</text:span> – se identifica al alumno, en la entidad PERSONA en esta misma tabla, mediante la FK que referencia a la PK de la entidad PERSONA.</text:p>
        </text:list-item>
        <text:list-item>
          <text:p text:style-name="P14">Un tutor es una persona.</text:p>
          <text:p text:style-name="P16"><text:span text:style-name="T2">1 TUTOR </text:span><text:span text:style-name="T5">es una </text:span><text:span text:style-name="T2">1 PERSONA</text:span> – se identifica al alumno, en la entidad PERSONA en esta misma tabla, mediante la FK que referencia a la PK de la entidad PERSONA.</text:p>
        </text:list-item>
      </text:list>
      <text:p text:style-name="P7"/>
      <table:table table:name="Tabla12" table:style-name="Tabla12">
        <table:table-column table:style-name="Tabla12.A" table:number-columns-repeated="2"/>
        <table:table-column table:style-name="Tabla12.C"/>
        <table:table-column table:style-name="Tabla12.D"/>
        <table:table-row>
          <table:table-cell table:style-name="Tabla12.A1" office:value-type="string">
            <text:p text:style-name="P10">Nombre atributo</text:p>
          </table:table-cell>
          <table:table-cell table:style-name="Tabla12.A1" office:value-type="string">
            <text:p text:style-name="P10">Descripción</text:p>
          </table:table-cell>
          <table:table-cell table:style-name="Tabla12.A1" office:value-type="string">
            <text:p text:style-name="P10">Tipo de dato</text:p>
          </table:table-cell>
          <table:table-cell table:style-name="Tabla12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12.A2" office:value-type="string">
            <text:p text:style-name="P11">dni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VARCHAR2</text:p>
          </table:table-cell>
          <table:table-cell table:style-name="Tabla12.D2" office:value-type="string">
            <text:p text:style-name="P11">PK</text:p>
          </table:table-cell>
        </table:table-row>
        <table:table-row>
          <table:table-cell table:style-name="Tabla12.A2" office:value-type="string">
            <text:p text:style-name="P11">nombre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VARCHAR2</text:p>
          </table:table-cell>
          <table:table-cell table:style-name="Tabla12.D2" office:value-type="string">
            <text:p text:style-name="P11">NOT NULL</text:p>
          </table:table-cell>
        </table:table-row>
        <table:table-row>
          <table:table-cell table:style-name="Tabla12.A2" office:value-type="string">
            <text:p text:style-name="P11">apellido1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VARCHAR2</text:p>
          </table:table-cell>
          <table:table-cell table:style-name="Tabla12.D2" office:value-type="string">
            <text:p text:style-name="P11">NOT NULL</text:p>
          </table:table-cell>
        </table:table-row>
        <table:table-row>
          <table:table-cell table:style-name="Tabla12.A2" office:value-type="string">
            <text:p text:style-name="P11">apellido2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VARCHAR</text:p>
          </table:table-cell>
          <table:table-cell table:style-name="Tabla12.D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1">f_nac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DATE</text:p>
          </table:table-cell>
          <table:table-cell table:style-name="Tabla12.D2" office:value-type="string">
            <text:p text:style-name="P11"/>
          </table:table-cell>
        </table:table-row>
        <table:table-row>
          <table:table-cell table:style-name="Tabla12.A2" office:value-type="string">
            <text:p text:style-name="P11">email</text:p>
          </table:table-cell>
          <table:table-cell table:style-name="Tabla12.A2" office:value-type="string">
            <text:p text:style-name="P12"/>
          </table:table-cell>
          <table:table-cell table:style-name="Tabla12.A2" office:value-type="string">
            <text:p text:style-name="P11">VARCHAR2</text:p>
          </table:table-cell>
          <table:table-cell table:style-name="Tabla12.D2" office:value-type="string">
            <text:p text:style-name="P11">NOT NULL, UNIQUE</text:p>
          </table:table-cell>
        </table:table-row>
        <table:table-row>
          <table:table-cell table:style-name="Tabla12.A2" office:value-type="string">
            <text:p text:style-name="P11">teléfono</text:p>
          </table:table-cell>
          <table:table-cell table:style-name="Tabla12.A2" office:value-type="string">
            <text:p text:style-name="P12">Varchar por el la posibilidad de añadir el cód. del país.</text:p>
          </table:table-cell>
          <table:table-cell table:style-name="Tabla12.A2" office:value-type="string">
            <text:p text:style-name="P11">VARCHAR2</text:p>
          </table:table-cell>
          <table:table-cell table:style-name="Tabla12.D2" office:value-type="string">
            <text:p text:style-name="P11">NOT NULL, UNIQUE</text:p>
          </table:table-cell>
        </table:table-row>
        <table:table-row>
          <table:table-cell table:style-name="Tabla12.A2" office:value-type="string">
            <text:p text:style-name="P11">rol</text:p>
          </table:table-cell>
          <table:table-cell table:style-name="Tabla12.A2" office:value-type="string">
            <text:p text:style-name="P12">Indica la función de la persona en el sistema</text:p>
          </table:table-cell>
          <table:table-cell table:style-name="Tabla12.A2" office:value-type="string">
            <text:p text:style-name="P11"/>
          </table:table-cell>
          <table:table-cell table:style-name="Tabla12.D2" office:value-type="string">
            <text:p text:style-name="P11">NOT NULL, CHECK(rol in('TUTOR'. 'ALUMNO'))</text:p>
          </table:table-cell>
        </table:table-row>
      </table:table>
      <text:p text:style-name="P3"/>
      <text:p text:style-name="P8">NOMBRE ENTIDAD: <text:span text:style-name="T3">TUTOR</text:span></text:p>
      <text:p text:style-name="P1">Descripción:</text:p>
      <text:p text:style-name="P3">Tabla donde se listan los tutores incluidos en el sistema. Su función es para relacionar la entidad PROYECTO con TUTOR.</text:p>
      <text:list xml:id="list36299371" text:continue-numbering="true" text:style-name="L1">
        <text:list-item>
          <text:p text:style-name="P14">Un tutor es una persona.</text:p>
          <text:p text:style-name="P16"><text:span text:style-name="T2">1 TUTOR </text:span><text:span text:style-name="T5">es una </text:span><text:span text:style-name="T2">1 PERSONA</text:span> – relaciona ambas entidades mediante la <text:span text:style-name="T5">FK</text:span>, en esta tabla,<text:span text:style-name="T5"> que referencia a la PK de la entidad PERSONA.</text:span></text:p>
        </text:list-item>
        <text:list-item>
          <text:p text:style-name="P20">(2) Un proyecto solo podrá tener asignado un tutor.</text:p>
          <text:p text:style-name="P23"><text:span text:style-name="T2">1 PROYECTO </text:span><text:span text:style-name="T7">es supervisado por</text:span><text:span text:style-name="T6"> </text:span><text:span text:style-name="T2">1 TUTOR </text:span>- se relaciona, en la tabla <text:span text:style-name="T5">PROYECTO</text:span>, mediante la <text:span text:style-name="T5">FK que referencia a la PK de esta misma tabla.</text:span></text:p>
        </text:list-item>
        <text:list-item>
          <text:p text:style-name="P20">(3) Un tutor podrá tener más de un proyecto.</text:p>
          <text:p text:style-name="P16"><text:span text:style-name="T2">1 TUTOR </text:span><text:span text:style-name="T5">supervisa </text:span><text:span text:style-name="T2">N PROYECTO</text:span> <text:span text:style-name="T5">- se relaciona, en la tabla PROYECTO, mediante la FK que referencia a la PK de esta misma tabla.</text:span></text:p>
        </text:list-item>
      </text:list>
      <text:p text:style-name="P7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>
          <table:table-cell table:style-name="Tabla6.A1" office:value-type="string">
            <text:p text:style-name="P10">Nombre atributo</text:p>
          </table:table-cell>
          <table:table-cell table:style-name="Tabla6.A1" office:value-type="string">
            <text:p text:style-name="P10">Descripción</text:p>
          </table:table-cell>
          <table:table-cell table:style-name="Tabla6.A1" office:value-type="string">
            <text:p text:style-name="P10">Tipo de dato</text:p>
          </table:table-cell>
          <table:table-cell table:style-name="Tabla6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6.A2" office:value-type="string">
            <text:p text:style-name="P11">dni_persona</text:p>
          </table:table-cell>
          <table:table-cell table:style-name="Tabla6.A2" office:value-type="string">
            <text:p text:style-name="P12">Relaciona Tutor-Persona, además de ser la PK de esta tabla</text:p>
          </table:table-cell>
          <table:table-cell table:style-name="Tabla6.A2" office:value-type="string">
            <text:p text:style-name="P11">VARCHAR2</text:p>
          </table:table-cell>
          <table:table-cell table:style-name="Tabla6.D2" office:value-type="string">
            <text:p text:style-name="P11">PK, FK - persona(dni), UNIQUE</text:p>
          </table:table-cell>
        </table:table-row>
      </table:table>
      <text:p text:style-name="P1"/>
      <text:p text:style-name="P8">NOMBRE ENTIDAD: <text:span text:style-name="T3">PROYECTO</text:span></text:p>
      <text:p text:style-name="P1">Descripción<text:span text:style-name="T1">:</text:span></text:p>
      <text:p text:style-name="P3">Datos referentes a los proyectos realizados por los alumnos.</text:p>
      <text:p text:style-name="P29">Necesita un campo “añadido” como id al no haber ninguna clave candidata viable, y, con ello, no poder crear una clave primaria, sea simple o compuesta, con los atributos existentes.</text:p>
      <text:p text:style-name="P29">La posible clave primaria que se puede observar a primera vista es la combinación de 'tiktulo' y 'dni_tutor', pero cabe la posibilidad que dos o más proyectos coincidieran en el titulo y a la restricción número 3 (Un tutor podrá tener más de un proyecto.), podría darse el caso de qué un mismo tutor supervisara dos o más proyectos con el mismo titulo.</text:p>
      <text:p text:style-name="P3">La relación entre PROYECTO-ALUMNO se representa por medio de un atributo de la entidad ALUMNO, y la relación PROYECTO-TUTOR se realiza en esta misma entidad mediante la FOREIGN KEY (FK) dni_tutor referenciada de la entidad TUTOR en su PRIMARY KEY (PK).</text:p>
      <text:p text:style-name="P4">Restricciones respecto a la entidad PROYECTO</text:p>
      <text:list xml:id="list36281426" text:continue-numbering="true" text:style-name="L1">
        <text:list-item>
          <text:p text:style-name="P20">(1) Los proyectos podrán ser realizados por varios alumnos.</text:p>
          <text:p text:style-name="P23"><text:span text:style-name="T2">1 PROYECTO</text:span> <text:span text:style-name="T5">es realizado por</text:span> <text:span text:style-name="T2">N ALUMNO</text:span> - se relaciona en la entidad <text:span text:style-name="T7">ALUMNO.</text:span></text:p>
        </text:list-item>
        <text:list-item>
          <text:p text:style-name="P20">(2) Un proyecto solo podrá tener asignado un tutor.</text:p>
          <text:p text:style-name="P23"><text:span text:style-name="T2">1 PROYECTO </text:span><text:span text:style-name="T5">es supervisado por </text:span><text:span text:style-name="T2">1 TUTOR</text:span> - se relaciona con la <text:span text:style-name="T5">PK de la entidad TUTOR en esta misma tabla.</text:span></text:p>
        </text:list-item>
        <text:list-item>
          <text:p text:style-name="P20">(3) Un tutor podrá tener más de un proyecto.</text:p>
          <text:p text:style-name="P23"><text:span text:style-name="T2">1 TUTOR </text:span><text:span text:style-name="T5">supervisa </text:span><text:span text:style-name="T2">N PROYECTO</text:span> - se relaciona con la <text:span text:style-name="T5">PK de TUTOR en esta misma tabla.</text:span></text:p>
        </text:list-item>
        <text:list-item>
          <text:p text:style-name="P21">(4) Un alumno podrá tener solamente un proyecto.</text:p>
          <text:p text:style-name="P25"><text:span text:style-name="T2">1 ALUMNO</text:span> <text:span text:style-name="T5">realiza </text:span><text:span text:style-name="T2">1 PROYECTO</text:span> - se relaciona en la entidad <text:span text:style-name="T2">ALUMNO</text:span></text:p>
          <text:p text:style-name="P27"/>
        </text:list-item>
      </text:list>
      <table:table table:name="Tabla7" table:style-name="Tabla7">
        <table:table-column table:style-name="Tabla7.A" table:number-columns-repeated="2"/>
        <table:table-column table:style-name="Tabla7.C"/>
        <table:table-column table:style-name="Tabla7.D"/>
        <table:table-row>
          <table:table-cell table:style-name="Tabla7.A1" office:value-type="string">
            <text:p text:style-name="P10">Nombre atributo</text:p>
          </table:table-cell>
          <table:table-cell table:style-name="Tabla7.A1" office:value-type="string">
            <text:p text:style-name="P10">Descripción</text:p>
          </table:table-cell>
          <table:table-cell table:style-name="Tabla7.A1" office:value-type="string">
            <text:p text:style-name="P10">Tipo de dato</text:p>
          </table:table-cell>
          <table:table-cell table:style-name="Tabla7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7.A2" office:value-type="string">
            <text:p text:style-name="P11">id_proyecto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1">NUMBER</text:p>
          </table:table-cell>
          <table:table-cell table:style-name="Tabla7.D2" office:value-type="string">
            <text:p text:style-name="P11">PK, Autoincremental</text:p>
          </table:table-cell>
        </table:table-row>
        <table:table-row>
          <table:table-cell table:style-name="Tabla7.A2" office:value-type="string">
            <text:p text:style-name="P11">titulo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1">VARCHAR2</text:p>
          </table:table-cell>
          <table:table-cell table:style-name="Tabla7.D2" office:value-type="string">
            <text:p text:style-name="P11">NOT NULL</text:p>
          </table:table-cell>
        </table:table-row>
        <table:table-row>
          <table:table-cell table:style-name="Tabla7.A2" office:value-type="string">
            <text:p text:style-name="P11">descripción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1">VARCHAR2</text:p>
          </table:table-cell>
          <table:table-cell table:style-name="Tabla7.D2" office:value-type="string">
            <text:p text:style-name="P11"/>
          </table:table-cell>
        </table:table-row>
        <table:table-row>
          <table:table-cell table:style-name="Tabla7.A2" office:value-type="string">
            <text:p text:style-name="P11">dni_tutor</text:p>
          </table:table-cell>
          <table:table-cell table:style-name="Tabla7.A2" office:value-type="string">
            <text:p text:style-name="P12">Relaciona proyecto-tutor</text:p>
          </table:table-cell>
          <table:table-cell table:style-name="Tabla7.A2" office:value-type="string">
            <text:p text:style-name="P11">VARCHAR2</text:p>
          </table:table-cell>
          <table:table-cell table:style-name="Tabla7.D2" office:value-type="string">
            <text:p text:style-name="P11">FK – tutor(dni_persona)</text:p>
            <text:p text:style-name="P11">NOT NULL</text:p>
          </table:table-cell>
        </table:table-row>
        <table:table-row>
          <table:table-cell table:style-name="Tabla7.A2" office:value-type="string">
            <text:p text:style-name="P11">fecha_entrega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1">DATE</text:p>
          </table:table-cell>
          <table:table-cell table:style-name="Tabla7.D2" office:value-type="string">
            <text:p text:style-name="P11">NOT NULL</text:p>
          </table:table-cell>
        </table:table-row>
        <table:table-row>
          <table:table-cell table:style-name="Tabla7.A2" office:value-type="string">
            <text:p text:style-name="P11">nota</text:p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1">NUMBER</text:p>
          </table:table-cell>
          <table:table-cell table:style-name="Tabla7.D2" office:value-type="string">
            <text:p text:style-name="P11">NOT NULL</text:p>
          </table:table-cell>
        </table:table-row>
      </table:table>
      <text:p text:style-name="P1"/>
      <text:p text:style-name="P8">NOMBRE ENTIDAD: <text:span text:style-name="T3">ALUMNO</text:span></text:p>
      <text:p text:style-name="P1">Descripción:</text:p>
      <text:p text:style-name="P3">Entidad donde quedan registrados los datos de los alumnos.</text:p>
      <text:p text:style-name="P3">La relación ALUMNO-PROYECTO esta referenciada mediante la Clave Externa id_proyecto que hace alusión a la clave primaria de la entidad PROYECTO.</text:p>
      <text:p text:style-name="P4">Restricciones respecto a la entidad ALUMNO</text:p>
      <text:list xml:id="list36303740" text:continue-list="list36281426" text:style-name="L1">
        <text:list-item text:start-value="1">
          <text:p text:style-name="P20">(1) Los proyectos podrán ser realizados por varios alumnos.</text:p>
          <text:p text:style-name="P23"><text:span text:style-name="T2">1 PROYECTO</text:span> <text:span text:style-name="T5">es realizado por</text:span> <text:span text:style-name="T2">N ALUMNO</text:span> - se relaciona en <text:span text:style-name="T1">esta misma tabla con ayuda de la PK de la tabla PROYECTO, correspondiendo en esta al atributo id_proyecto, siendo una FK.</text:span></text:p>
        </text:list-item>
        <text:list-item>
          <text:p text:style-name="P21">(4) Un alumno podrá tener solamente un proyecto.</text:p>
          <text:p text:style-name="P25"><text:span text:style-name="T2">1 ALUMNO</text:span> <text:span text:style-name="T5">realiza </text:span><text:span text:style-name="T2">1 PROYECTO</text:span> - se relaciona en esta misma tabla con ayuda de la PK de la tabla PROYECTO, correspondiendo en esta al atributo id_proyecto, siendo una FK.</text:p>
        </text:list-item>
        <text:list-item>
          <text:p text:style-name="P22">(5) Un alumno podrá haber estudiado en distintos centros, o en el mismo centro, varias titulaciones diferentes.</text:p>
          <text:p text:style-name="P26"><text:span text:style-name="T2">1 ALUMNO </text:span><text:span text:style-name="T5">tiene </text:span><text:span text:style-name="T2">N TITULACIONES </text:span><text:span text:style-name="T5">que ha estudiado en </text:span><text:span text:style-name="T2">N CENTROS</text:span> – se realiza esta restricción en la tabla TITULACION, haciendo que la clave primaria de esa tabla sea la composición de sus claves ajenas (centro_nombre, centro_municipio y dni_alumno) con su atributo nombre_titulo</text:p>
        </text:list-item>
        <text:list-item>
          <text:p text:style-name="P22">(6) Un alumno solo realizará las prácticas en una empresa.</text:p>
          <text:p text:style-name="P26"><text:span text:style-name="T2">1 ALUMNO </text:span><text:span text:style-name="T5">realiza </text:span><text:span text:style-name="T6">FCT</text:span><text:span text:style-name="T5"> en </text:span><text:span text:style-name="T2">1 EMPRESA -</text:span> se presenta en la tabla FCT, relacionando <text:span text:style-name="T5">(en la tabla FCT)</text:span>:</text:p>
          <text:list>
            <text:list-header>
              <text:p text:style-name="P26">La FK dni_alumno, imponiéndole la restricción UNIQUE, siendo este atributo referencia de la PK (atributo dni_persona) de ésta tabla ALUMNO.</text:p>
              <text:p text:style-name="P26">Con el atributo FK cif_empresa, siendo referencia, en la tabla EMPRESA, de su PK cif_empresa</text:p>
            </text:list-header>
          </text:list>
        </text:list-item>
        <text:list-item text:start-value="1">
          <text:p text:style-name="P14">(7) Un alumno podrá haber trabajado en distintas empresas o en la misma varias veces.</text:p>
          <text:p text:style-name="P16"><text:span text:style-name="T2">1 ALUMNO</text:span> <text:span text:style-name="T5">ha trabajado en</text:span> <text:span text:style-name="T2">N EMPRESAS</text:span> 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i que un alumno pueda tener experiencia en varias empresas.</text:p>
        </text:list-item>
        <text:list-item>
          <text:p text:style-name="P22">(8) Una empresa podrá acoger a varios alumnos en prácticas.</text:p>
          <text:p text:style-name="P16"><text:span text:style-name="T2">1 EMPRESA</text:span> acoge <text:span text:style-name="T2">N ALUMNO</text:span> – <text:span text:style-name="T5">En la entidad </text:span><text:span text:style-name="T6">FCT</text:span>, se relaciona las tablas ALUMNO-FCT-EMPRESA. Siendo dni_alumno (que referencia a la tabla ALUMNO) un valor UNIQUE, se consigue que un único alumno se relacione con 1 empresa, pero que 1 empresa se pueda relacionar con varios alumnos.</text:p>
        </text:list-item>
        <text:list-item>
          <text:p text:style-name="P14">Un alumno es una persona.</text:p>
          <text:p text:style-name="P16"><text:span text:style-name="T2">1 ALUMNO </text:span>es una <text:span text:style-name="T2">1 PERSONA</text:span> – relaciona ambas entidades mediante la <text:span text:style-name="T5">FK</text:span>, en esta tabla,<text:span text:style-name="T5"> que referencia a la PK de la entidad PERSONA.</text:span></text:p>
        </text:list-item>
      </text:list>
      <text:p text:style-name="P7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>
          <table:table-cell table:style-name="Tabla1.A1" office:value-type="string">
            <text:p text:style-name="P10">Nombre atributo</text:p>
          </table:table-cell>
          <table:table-cell table:style-name="Tabla1.A1" office:value-type="string">
            <text:p text:style-name="P10">Descripción</text:p>
          </table:table-cell>
          <table:table-cell table:style-name="Tabla1.A1" office:value-type="string">
            <text:p text:style-name="P10">Tipo de dato</text:p>
          </table:table-cell>
          <table:table-cell table:style-name="Tabla1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1.A2" office:value-type="string">
            <text:p text:style-name="P11">dni_persona</text:p>
          </table:table-cell>
          <table:table-cell table:style-name="Tabla1.A2" office:value-type="string">
            <text:p text:style-name="P12">Relaciona Alumno-Persona, además de ser la PK de esta entidad.</text:p>
          </table:table-cell>
          <table:table-cell table:style-name="Tabla1.A2" office:value-type="string">
            <text:p text:style-name="P11">VARCHAR2</text:p>
          </table:table-cell>
          <table:table-cell table:style-name="Tabla1.D2" office:value-type="string">
            <text:p text:style-name="P11">PK, FK - persona(dni)</text:p>
          </table:table-cell>
        </table:table-row>
        <table:table-row>
          <table:table-cell table:style-name="Tabla1.A2" office:value-type="string">
            <text:p text:style-name="P11">id_proyecto</text:p>
          </table:table-cell>
          <table:table-cell table:style-name="Tabla1.A2" office:value-type="string">
            <text:p text:style-name="P12">Relaciona Alumno-Proyecto</text:p>
            <text:p text:style-name="P12">Permite que el alumno realice un solo proyecto.</text:p>
          </table:table-cell>
          <table:table-cell table:style-name="Tabla1.A2" office:value-type="string">
            <text:p text:style-name="P11">VARCHAR2</text:p>
          </table:table-cell>
          <table:table-cell table:style-name="Tabla1.D2" office:value-type="string">
            <text:p text:style-name="P11">FK – proyecto(id_proyecto)</text:p>
            <text:p text:style-name="P11">NOT NULL</text:p>
          </table:table-cell>
        </table:table-row>
      </table:table>
      <text:p text:style-name="P1"/>
      <text:p text:style-name="P8">NOMBRE ENTIDAD: <text:span text:style-name="T3">EMPRESA</text:span></text:p>
      <text:p text:style-name="P1">Descripción<text:span text:style-name="T1">:</text:span></text:p>
      <text:p text:style-name="P3">Almacena los datos relacionados con las empresas incluidas en el sistema.</text:p>
      <text:p text:style-name="P4">Restricciones respecto a la entidad EMPRESA</text:p>
      <text:list xml:id="list36296538" text:continue-list="list36303740" text:style-name="L1">
        <text:list-item text:start-value="1">
          <text:p text:style-name="P21">(10) Una empresa puede dedicarse a varias actividades</text:p>
          <text:p text:style-name="P25"><text:span text:style-name="T2">1 EMPRESA realiza N ACTIVIDADES</text:span> – esta entidad se relaciona con ACTIVIDADES en la tabla ACTIVIDAD_EMPRESA mediante las claves foráneas referenciadas a las tablas EMPRESA y ACTIVIDADES en su PK, respectivamente.</text:p>
        </text:list-item>
        <text:list-item>
          <text:p text:style-name="P15">(8) Una empresa podrá acoger a varios alumnos en prácticas.</text:p>
          <text:p text:style-name="P19"><text:span text:style-name="T2">1 EMPRESA</text:span> <text:span text:style-name="T5">acoge</text:span> <text:span text:style-name="T2">N ALUMNO</text:span> – Relaciona las tablas ALUMNO-FCT-EMPRESA. <text:span text:style-name="T5">En la entidad </text:span><text:span text:style-name="T6">FCT</text:span>, siendo dni_alumno (que referencia a la tabla ALUMNO) un valor UNIQUE, se consigue que un único alumno se relacione con 1 empresa, pero que 1 empresa se pueda relacionar con varios alumnos.</text:p>
        </text:list-item>
        <text:list-item text:start-value="1">
          <text:p text:style-name="P14">(7) Un alumno podrá haber trabajado en distintas empresas o en la misma varias veces.</text:p>
          <text:p text:style-name="P16"><text:span text:style-name="T2">1 ALUMNO</text:span> <text:span text:style-name="T5">ha trabajado en</text:span> <text:span text:style-name="T2">N EMPRESAS</text:span> 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í que un alumno pueda tener experiencia en varias empresas.</text:p>
        </text:list-item>
        <text:list-item>
          <text:p text:style-name="P15">(9) Una empresa podrá contratar a varios alumnos.</text:p>
          <text:p text:style-name="P16"><text:span text:style-name="T2">N EMPRESAS</text:span> <text:span text:style-name="T5">contratan a </text:span><text:span text:style-name="T2">N ALUMNOS </text:span>– Se relaciona, <text:span text:style-name="T5">en la tabla </text:span><text:span text:style-name="T6">EXP_LABORAL</text:span>, a las entidades de esta restricción mediante sus claves primarias -siendo en esta tabla claves ajenas-, que en combinación con el atributo f_inicio (fecha de inicio del contrato) crean la clave primaria de esta entidad, Permitiendo así que varias empresas puedan contratar a varios alumnos.</text:p>
        </text:list-item>
        <text:list-item>
          <text:p text:style-name="P21">Una empresa tiene datos de dirección postal.</text:p>
          <text:p text:style-name="P28"><text:span text:style-name="T2">1 EMPRESA</text:span> tiene <text:span text:style-name="T2">1 DIRECCION</text:span> – se relaciona, <text:span text:style-name="T5">en la entidad </text:span><text:span text:style-name="T6">DIRECCION</text:span> mediante su PK id_entidad, que, a su vez, es FK que referencia a la PK de esta entidad.</text:p>
        </text:list-item>
      </text:list>
      <text:p text:style-name="P4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10">Nombre atributo</text:p>
          </table:table-cell>
          <table:table-cell table:style-name="Tabla4.A1" office:value-type="string">
            <text:p text:style-name="P10">Descripción</text:p>
          </table:table-cell>
          <table:table-cell table:style-name="Tabla4.A1" office:value-type="string">
            <text:p text:style-name="P10">Tipo de dato</text:p>
          </table:table-cell>
          <table:table-cell table:style-name="Tabla4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4.A2" office:value-type="string">
            <text:p text:style-name="P11">cif_empresa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VARCHAR2</text:p>
          </table:table-cell>
          <table:table-cell table:style-name="Tabla4.D2" office:value-type="string">
            <text:p text:style-name="P11">PK</text:p>
          </table:table-cell>
        </table:table-row>
        <table:table-row>
          <table:table-cell table:style-name="Tabla4.A2" office:value-type="string">
            <text:p text:style-name="P11">nombre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VARCHAR2</text:p>
          </table:table-cell>
          <table:table-cell table:style-name="Tabla4.D2" office:value-type="string">
            <text:p text:style-name="P11">NOT NULL</text:p>
          </table:table-cell>
        </table:table-row>
        <table:table-row>
          <table:table-cell table:style-name="Tabla4.A2" office:value-type="string">
            <text:p text:style-name="P11">numConvenio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NUMBER</text:p>
          </table:table-cell>
          <table:table-cell table:style-name="Tabla4.D2" office:value-type="string">
            <text:p text:style-name="P11"/>
          </table:table-cell>
        </table:table-row>
        <table:table-row>
          <table:table-cell table:style-name="Tabla4.A2" office:value-type="string">
            <text:p text:style-name="P11">email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VARCHAR2</text:p>
          </table:table-cell>
          <table:table-cell table:style-name="Tabla4.D2" office:value-type="string">
            <text:p text:style-name="P11">NOT NULL, UNIQUE</text:p>
          </table:table-cell>
        </table:table-row>
        <table:table-row>
          <table:table-cell table:style-name="Tabla4.A2" office:value-type="string">
            <text:p text:style-name="P11">teléfono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VARCHAR2</text:p>
          </table:table-cell>
          <table:table-cell table:style-name="Tabla4.D2" office:value-type="string">
            <text:p text:style-name="P11">NOT NULL, UNIQUE</text:p>
          </table:table-cell>
        </table:table-row>
        <table:table-row>
          <table:table-cell table:style-name="Tabla4.A2" office:value-type="string">
            <text:p text:style-name="P11">web</text:p>
          </table:table-cell>
          <table:table-cell table:style-name="Tabla4.A2" office:value-type="string">
            <text:p text:style-name="P11"/>
          </table:table-cell>
          <table:table-cell table:style-name="Tabla4.A2" office:value-type="string">
            <text:p text:style-name="P11">VARCHAR2</text:p>
          </table:table-cell>
          <table:table-cell table:style-name="Tabla4.D2" office:value-type="string">
            <text:p text:style-name="P11">UNIQUE</text:p>
          </table:table-cell>
        </table:table-row>
      </table:table>
      <text:p text:style-name="P3"/>
      <text:p text:style-name="P8">NOMBRE ENTIDAD:<text:span text:style-name="T1"> </text:span><text:span text:style-name="T3">ACTIVIDADES</text:span></text:p>
      <text:p text:style-name="P1">Descripción:</text:p>
      <text:p text:style-name="P3">Tabla donde se almacenan los nombres de las distintas áreas laborales en las que se puede realizar las practicas y/o trabajar.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row>
          <table:table-cell table:style-name="Tabla3.A1" office:value-type="string">
            <text:p text:style-name="P10">Nombre atributo</text:p>
          </table:table-cell>
          <table:table-cell table:style-name="Tabla3.A1" office:value-type="string">
            <text:p text:style-name="P10">Descripción</text:p>
          </table:table-cell>
          <table:table-cell table:style-name="Tabla3.A1" office:value-type="string">
            <text:p text:style-name="P10">Tipo de dato</text:p>
          </table:table-cell>
          <table:table-cell table:style-name="Tabla3.D1" office:value-type="string">
            <text:p text:style-name="P10">Restricciones</text:p>
            <text:p text:style-name="P10">(PK,FK,Nulo,Únicos, etc.)</text:p>
          </table:table-cell>
        </table:table-row>
        <table:table-row>
          <table:table-cell table:style-name="Tabla3.A2" office:value-type="string">
            <text:p text:style-name="P11">nombre</text:p>
          </table:table-cell>
          <table:table-cell table:style-name="Tabla3.A2" office:value-type="string">
            <text:p text:style-name="P12">Nombre de la actividad.</text:p>
          </table:table-cell>
          <table:table-cell table:style-name="Tabla3.A2" office:value-type="string">
            <text:p text:style-name="P11">VARCHAR2</text:p>
          </table:table-cell>
          <table:table-cell table:style-name="Tabla3.D2" office:value-type="string">
            <text:p text:style-name="P11">PK</text:p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A2" office:value-type="string">
            <text:p text:style-name="P12">Breve descripción.</text:p>
          </table:table-cell>
          <table:table-cell table:style-name="Tabla3.A2" office:value-type="string">
            <text:p text:style-name="P11">VARCHAR2</text:p>
          </table:table-cell>
          <table:table-cell table:style-name="Tabla3.D2" office:value-type="string">
            <text:p text:style-name="P11"/>
          </table:table-cell>
        </table:table-row>
      </table:table>
      <text:p text:style-name="P1"/>
      <text:p text:style-name="P1"/>
      <text:p text:style-name="P1">NOMBRE ENTIDAD: <text:span text:style-name="T3">ACTIVIDAD_EMPRESA</text:span></text:p>
      <text:p text:style-name="P1">Descripción<text:span text:style-name="T1">:</text:span></text:p>
      <text:p text:style-name="P1"><text:span text:style-name="T1">Tabla que</text:span><text:span text:style-name="T4"> relaciona la entidad EMPRESA con AREA_LABORAL,</text:span><text:span text:style-name="T1"> para indicar que actividades se realizan en la empresa</text:span></text:p>
      <text:p text:style-name="P4">Restricciones respecto a la entidad ACTIVIDAD_EMPRESA</text:p>
      <text:list xml:id="list36292587" text:continue-list="list36296538" text:style-name="L1">
        <text:list-item text:start-value="1">
          <text:p text:style-name="P21">(10) Una empresa puede dedicarse a varias actividades</text:p>
          <text:p text:style-name="P25"><text:span text:style-name="T2">1 EMPRESA realiza N ACTIVIDADES</text:span> – esta entidad se relaciona con ACTIVIDADES en la tabla ACTIVIDAD_EMPRESA mediante las claves foráneas referenciadas a las tablas EMPRESA y ACTIVIDADES en su PK, respectivamente.</text:p>
        </text:list-item>
      </text:list>
      <text:p text:style-name="P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0">Nombre atributo</text:p>
          </table:table-cell>
          <table:table-cell table:style-name="Tabla5.A1" office:value-type="string">
            <text:p text:style-name="P10">Descripción</text:p>
          </table:table-cell>
          <table:table-cell table:style-name="Tabla5.A1" office:value-type="string">
            <text:p text:style-name="P10">Tipo de dato</text:p>
          </table:table-cell>
          <table:table-cell table:style-name="Tabla5.D1" table:number-columns-spanned="2" office:value-type="string">
            <text:p text:style-name="P10">Restricciones</text:p>
            <text:p text:style-name="P13">(PK,FK,Nulo,Únicos, etc.)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P11">cif_empresa</text:p>
          </table:table-cell>
          <table:table-cell table:style-name="Tabla5.A2" office:value-type="string">
            <text:p text:style-name="P12">Identificador de la empresa</text:p>
          </table:table-cell>
          <table:table-cell table:style-name="Tabla5.A2" office:value-type="string">
            <text:p text:style-name="P11">VARCHAR2</text:p>
          </table:table-cell>
          <table:table-cell table:style-name="Tabla5.D2" table:number-rows-spanned="2" office:value-type="string">
            <text:p text:style-name="P11">Clave primaria</text:p>
            <text:p text:style-name="P12"/>
            <text:p text:style-name="P12">(cif_empresa, nombre_area)</text:p>
            <text:p text:style-name="P12"/>
            <text:p text:style-name="P12">Permite que una empresa pueda tener varias actividades</text:p>
          </table:table-cell>
          <table:table-cell table:style-name="Tabla5.E2" office:value-type="string">
            <text:p text:style-name="P11">FK – empresa(cif_empresa)</text:p>
            <text:p text:style-name="P11">NOT NULL</text:p>
          </table:table-cell>
        </table:table-row>
        <table:table-row table:style-name="Tabla5.2">
          <table:table-cell table:style-name="Tabla5.A2" office:value-type="string">
            <text:p text:style-name="P11">nombre_area</text:p>
          </table:table-cell>
          <table:table-cell table:style-name="Tabla5.A2" office:value-type="string">
            <text:p text:style-name="P12">Nombre-identificador de la actividad</text:p>
          </table:table-cell>
          <table:table-cell table:style-name="Tabla5.A2" office:value-type="string">
            <text:p text:style-name="P11">VARCHAR2</text:p>
          </table:table-cell>
          <table:covered-table-cell/>
          <table:table-cell table:style-name="Tabla5.E2" office:value-type="string">
            <text:p text:style-name="P11">FK – area_laboral(nombre)</text:p>
            <text:p text:style-name="P11">NOT NULL</text:p>
          </table:table-cell>
        </table:table-row>
      </table:table>
      <text:p text:style-name="P1"/>
      <text:p text:style-name="P8">NOMBRE ENTIDAD: <text:span text:style-name="T3">DIRECCION</text:span></text:p>
      <text:p text:style-name="P1">Descripción:</text:p>
      <text:p text:style-name="P3">Entidad donde se almacenan los datos de la dirección, tanto de los alumnos como de los tutores. Se referencia a estas tablas mediante el atributo id_entidad, que hace referencia al atributo dni_persona de las tablas ALUMNO y TUTOR, y de la entidad EMPRESA al campo cif_empresa.</text:p>
      <text:p text:style-name="P4">Restricciones respecto a la entidad DIRECCION</text:p>
      <text:list xml:id="list36297016" text:continue-list="list36292587" text:style-name="L1">
        <text:list-item text:start-value="1">
          <text:p text:style-name="P20">Una sola persona solo podrá tener una dirección.</text:p>
          <text:p text:style-name="P25"><text:span text:style-name="T2">1 DIRECCIÓN</text:span> <text:span text:style-name="T5">es de</text:span> <text:span text:style-name="T2">1 PERSONA</text:span> – esta entidad se relaciona con la entidad PERSONA mediante el campo id_entidad, que referencia a la PK de la entidad PERSONA</text:p>
        </text:list-item>
        <text:list-item text:start-value="1">
          <text:p text:style-name="P20">Una empresa solo podrá tener una dirección.</text:p>
          <text:p text:style-name="P25"><text:span text:style-name="T2">1 DIRECCIÓN</text:span> <text:span text:style-name="T5">es de</text:span> <text:span text:style-name="T2">1 EMPRESA</text:span> – se relaciona con la entidad EMPRESA mediante el campo id_entidad, que referencia a la PK de la entidad EMPRESA.</text:p>
          <text:p text:style-name="P25"/>
        </text:list-item>
      </text:list>
      <table:table table:name="Tabla11" table:style-name="Tabla11">
        <table:table-column table:style-name="Tabla11.A" table:number-columns-repeated="2"/>
        <table:table-column table:style-name="Tabla11.C"/>
        <table:table-column table:style-name="Tabla11.D"/>
        <table:table-row>
          <table:table-cell table:style-name="Tabla11.A1" office:value-type="string">
            <text:p text:style-name="P10">Nombre atributo</text:p>
          </table:table-cell>
          <table:table-cell table:style-name="Tabla11.A1" office:value-type="string">
            <text:p text:style-name="P10">Descripción</text:p>
          </table:table-cell>
          <table:table-cell table:style-name="Tabla11.A1" office:value-type="string">
            <text:p text:style-name="P10">Tipo de dato</text:p>
          </table:table-cell>
          <table:table-cell table:style-name="Tabla11.D1" office:value-type="string">
            <text:p text:style-name="P10">Restricciones</text:p>
            <text:p text:style-name="P13">(PK,FK,Nulo,Únicos, etc.)</text:p>
          </table:table-cell>
        </table:table-row>
        <table:table-row>
          <table:table-cell table:style-name="Tabla11.A2" office:value-type="string">
            <text:p text:style-name="P11">id_entidad</text:p>
          </table:table-cell>
          <table:table-cell table:style-name="Tabla11.A2" office:value-type="string">
            <text:p text:style-name="P12">Relaciona esta tabla con las entidades Persona y/o Empresa.</text:p>
            <text:p text:style-name="P12">Es, también, la PK de esta entidad</text:p>
          </table:table-cell>
          <table:table-cell table:style-name="Tabla11.A2" office:value-type="string">
            <text:p text:style-name="P11">VARCHAR2</text:p>
          </table:table-cell>
          <table:table-cell table:style-name="Tabla11.D2" office:value-type="string">
            <text:p text:style-name="P11">PK</text:p>
            <text:p text:style-name="P11">FK – referencia a:</text:p>
            <text:p text:style-name="P11">persona(dni) o empresa(cif_empresa)</text:p>
          </table:table-cell>
        </table:table-row>
        <table:table-row>
          <table:table-cell table:style-name="Tabla11.A2" office:value-type="string">
            <text:p text:style-name="P11">dirección</text:p>
          </table:table-cell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11">VARCHAR2</text:p>
          </table:table-cell>
          <table:table-cell table:style-name="Tabla11.D2" office:value-type="string">
            <text:p text:style-name="P11">NOT NULL</text:p>
          </table:table-cell>
        </table:table-row>
        <table:table-row>
          <table:table-cell table:style-name="Tabla11.A2" office:value-type="string">
            <text:p text:style-name="P11">municipio</text:p>
          </table:table-cell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11">VARCHAR2</text:p>
          </table:table-cell>
          <table:table-cell table:style-name="Tabla11.D2" office:value-type="string">
            <text:p text:style-name="P11">NOT NULL</text:p>
          </table:table-cell>
        </table:table-row>
        <table:table-row>
          <table:table-cell table:style-name="Tabla11.A2" office:value-type="string">
            <text:p text:style-name="P11">provincia</text:p>
          </table:table-cell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11">VARCHAR2</text:p>
          </table:table-cell>
          <table:table-cell table:style-name="Tabla11.D2" office:value-type="string">
            <text:p text:style-name="P11">NOT NULL</text:p>
          </table:table-cell>
        </table:table-row>
        <table:table-row>
          <table:table-cell table:style-name="Tabla11.A2" office:value-type="string">
            <text:p text:style-name="P11">cod_postal</text:p>
          </table:table-cell>
          <table:table-cell table:style-name="Tabla11.A2" office:value-type="string">
            <text:p text:style-name="P12"/>
          </table:table-cell>
          <table:table-cell table:style-name="Tabla11.A2" office:value-type="string">
            <text:p text:style-name="P11">NUMBER</text:p>
          </table:table-cell>
          <table:table-cell table:style-name="Tabla11.D2" office:value-type="string">
            <text:p text:style-name="P11">NOT NULL</text:p>
          </table:table-cell>
        </table:table-row>
      </table:table>
      <text:p text:style-name="P3"/>
      <text:p text:style-name="P8">NOMBRE ENTIDAD: <text:span text:style-name="T3">FCT</text:span></text:p>
      <text:p text:style-name="P1">Descripción<text:span text:style-name="T1">:</text:span></text:p>
      <text:p text:style-name="P3">Tabla donde quedan almacenados la información sobra el módulo FCT de cada alumno.</text:p>
      <text:p text:style-name="P4">Restricciones respecto a la entidad FCT (practicas en empresa)</text:p>
      <text:list xml:id="list36279827" text:continue-list="list36297016" text:style-name="L1">
        <text:list-item text:start-value="1">
          <text:p text:style-name="P22">(6) Un alumno solo realizará las prácticas en una empresa.</text:p>
          <text:p text:style-name="P19"><text:span text:style-name="T2">1 ALUMNO </text:span><text:span text:style-name="T5">realiza</text:span><text:span text:style-name="T6"> FCT </text:span><text:span text:style-name="T5">en</text:span><text:span text:style-name="T6"> 1</text:span><text:span text:style-name="T2"> EMPRESA</text:span> – Relaciona las tablas ALUMNO-FCT-EMPRESA. Siendo dni_alumno (que referencia a la tabla ALUMNO) un valor UNIQUE, se consigue que un único alumno se relacione con 1 empresa, y por ser la composición de estos dos campos la PK de esta entidad FCT, esta combinación será única en esta entidad.</text:p>
        </text:list-item>
        <text:list-item>
          <text:p text:style-name="P15">(8) Una empresa podrá acoger a varios alumnos en prácticas.</text:p>
          <text:p text:style-name="P19"><text:span text:style-name="T2">1 EMPRESA</text:span> <text:span text:style-name="T5">acoge</text:span> <text:span text:style-name="T2">N ALUMNO</text:span> – Relaciona las tablas ALUMNO-FCT-EMPRESA. Siendo dni_alumno (que referencia a la tabla ALUMNO) un valor UNIQUE, se consigue que un único alumno se relacione con 1 empresa, pero que 1 empresa se pueda relacionar con varios alumnos.</text:p>
        </text:list-item>
      </text:list>
      <text:p text:style-name="P6"/>
      <table:table table:name="Tabla2" table:style-name="Tabla2">
        <table:table-column table:style-name="Tabla2.A" table:number-columns-repeated="2"/>
        <table:table-column table:style-name="Tabla2.C"/>
        <table:table-column table:style-name="Tabla2.D" table:number-columns-repeated="2"/>
        <table:table-row>
          <table:table-cell table:style-name="Tabla2.A1" office:value-type="string">
            <text:p text:style-name="P10">Nombre atributo</text:p>
          </table:table-cell>
          <table:table-cell table:style-name="Tabla2.A1" office:value-type="string">
            <text:p text:style-name="P10">Descripción</text:p>
          </table:table-cell>
          <table:table-cell table:style-name="Tabla2.A1" office:value-type="string">
            <text:p text:style-name="P10">Tipo de dato</text:p>
          </table:table-cell>
          <table:table-cell table:style-name="Tabla2.D1" table:number-columns-spanned="2" office:value-type="string">
            <text:p text:style-name="P10">Restricciones</text:p>
            <text:p text:style-name="P10">(PK,FK,Nulo,Únicos, etc.)</text:p>
          </table:table-cell>
          <table:covered-table-cell/>
        </table:table-row>
        <table:table-row>
          <table:table-cell table:style-name="Tabla2.A2" office:value-type="string">
            <text:p text:style-name="P11">dni_alumno</text:p>
          </table:table-cell>
          <table:table-cell table:style-name="Tabla2.A2" office:value-type="string">
            <text:p text:style-name="P11">PK (dni_persona) de la entidad ALUMNO</text:p>
          </table:table-cell>
          <table:table-cell table:style-name="Tabla2.A2" office:value-type="string">
            <text:p text:style-name="P11">VARCHAR2</text:p>
          </table:table-cell>
          <table:table-cell table:style-name="Tabla2.A2" table:number-rows-spanned="2" office:value-type="string">
            <text:p text:style-name="P11"/>
          </table:table-cell>
          <table:table-cell table:style-name="Tabla2.E2" office:value-type="string">
            <text:p text:style-name="P11">UNIQUE, FK - alumno(dni_persona)</text:p>
            <text:p text:style-name="P12">(Junto con el attr. <text:span text:style-name="T2">empresa</text:span> hacen la PK (compuesta) )</text:p>
            <text:p text:style-name="P11">NOT NULL</text:p>
          </table:table-cell>
        </table:table-row>
        <table:table-row>
          <table:table-cell table:style-name="Tabla2.A2" office:value-type="string">
            <text:p text:style-name="P11">cif_empresa</text:p>
          </table:table-cell>
          <table:table-cell table:style-name="Tabla2.A2" office:value-type="string">
            <text:p text:style-name="P11">PK (cif_empresa) de la entidad EMPRESA</text:p>
          </table:table-cell>
          <table:table-cell table:style-name="Tabla2.A2" office:value-type="string">
            <text:p text:style-name="P11">VARCHAR2</text:p>
          </table:table-cell>
          <table:covered-table-cell/>
          <table:table-cell table:style-name="Tabla2.E2" office:value-type="string">
            <text:p text:style-name="P11">FK - empresa(CIF)</text:p>
            <text:p text:style-name="P12">(Junto con el attr. <text:span text:style-name="T2">alumno</text:span> hacen la PK (compuesta) )</text:p>
            <text:p text:style-name="P11">NOT NULL</text:p>
          </table:table-cell>
        </table:table-row>
        <table:table-row>
          <table:table-cell table:style-name="Tabla2.A2" office:value-type="string">
            <text:p text:style-name="P11">convocatoria</text:p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>VARCHAR2</text:p>
          </table:table-cell>
          <table:table-cell table:style-name="Tabla2.E2" table:number-columns-spanned="2" office:value-type="string">
            <text:p text:style-name="P11">NOT NULL, CHECK in('JUN','DIC')</text:p>
          </table:table-cell>
          <table:covered-table-cell/>
        </table:table-row>
        <table:table-row>
          <table:table-cell table:style-name="Tabla2.A2" office:value-type="string">
            <text:p text:style-name="P11">area_fct</text:p>
          </table:table-cell>
          <table:table-cell table:style-name="Tabla2.A2" office:value-type="string">
            <text:p text:style-name="P11">PK (nombre) de la entidad AREA_LABORAL</text:p>
          </table:table-cell>
          <table:table-cell table:style-name="Tabla2.A2" office:value-type="string">
            <text:p text:style-name="P11">VARCHAR2</text:p>
          </table:table-cell>
          <table:table-cell table:style-name="Tabla2.E2" table:number-columns-spanned="2" office:value-type="string">
            <text:p text:style-name="P11">FK – area_laboral(nombre)</text:p>
            <text:p text:style-name="P11">NOT NULL</text:p>
          </table:table-cell>
          <table:covered-table-cell/>
        </table:table-row>
      </table:table>
      <text:p text:style-name="P3"/>
      <text:p text:style-name="P8">NOMBRE ENTIDAD: <text:span text:style-name="T3">CENTRO</text:span></text:p>
      <text:p text:style-name="P1">Descripción<text:span text:style-name="T1">:</text:span></text:p>
      <text:p text:style-name="P3"/>
      <table:table table:name="Tabla9" table:style-name="Tabla9">
        <table:table-column table:style-name="Tabla9.A" table:number-columns-repeated="2"/>
        <table:table-column table:style-name="Tabla9.C"/>
        <table:table-column table:style-name="Tabla9.D" table:number-columns-repeated="2"/>
        <table:table-row>
          <table:table-cell table:style-name="Tabla9.A1" office:value-type="string">
            <text:p text:style-name="P10">Nombre atributo</text:p>
          </table:table-cell>
          <table:table-cell table:style-name="Tabla9.A1" office:value-type="string">
            <text:p text:style-name="P10">Descripción</text:p>
          </table:table-cell>
          <table:table-cell table:style-name="Tabla9.A1" office:value-type="string">
            <text:p text:style-name="P10">Tipo de dato</text:p>
          </table:table-cell>
          <table:table-cell table:style-name="Tabla9.D1" table:number-columns-spanned="2" office:value-type="string">
            <text:p text:style-name="P10">Restricciones</text:p>
            <text:p text:style-name="P13">(PK,FK,Nulo,Únicos, etc.)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1">nombre</text:p>
          </table:table-cell>
          <table:table-cell table:style-name="Tabla9.A2" office:value-type="string">
            <text:p text:style-name="P11">Nombre del centro</text:p>
          </table:table-cell>
          <table:table-cell table:style-name="Tabla9.A2" office:value-type="string">
            <text:p text:style-name="P11">VARCHAR2</text:p>
          </table:table-cell>
          <table:table-cell table:style-name="Tabla9.D2" table:number-rows-spanned="2" office:value-type="string">
            <text:p text:style-name="P11">Clave primaria</text:p>
            <text:p text:style-name="P12"/>
            <text:p text:style-name="P12">(nombre,municipio)</text:p>
            <text:p text:style-name="P12"/>
            <text:p text:style-name="P12">Permite una mejor indexación de las tuplas, haciendo que cada una sea única</text:p>
          </table:table-cell>
          <table:table-cell table:style-name="Tabla9.E2" office:value-type="string">
            <text:p text:style-name="P11">NOT NULL</text:p>
          </table:table-cell>
        </table:table-row>
        <table:table-row table:style-name="Tabla9.2">
          <table:table-cell table:style-name="Tabla9.A2" office:value-type="string">
            <text:p text:style-name="P11">municipio</text:p>
          </table:table-cell>
          <table:table-cell table:style-name="Tabla9.A2" office:value-type="string">
            <text:p text:style-name="P11">Localidad donde está ubicado el centro</text:p>
          </table:table-cell>
          <table:table-cell table:style-name="Tabla9.A2" office:value-type="string">
            <text:p text:style-name="P11">VARCHAR2</text:p>
          </table:table-cell>
          <table:covered-table-cell/>
          <table:table-cell table:style-name="Tabla9.E2" office:value-type="string">
            <text:p text:style-name="P11">NOT NULL</text:p>
          </table:table-cell>
        </table:table-row>
        <table:table-row>
          <table:table-cell table:style-name="Tabla9.A2" office:value-type="string">
            <text:p text:style-name="P11">provincia</text:p>
          </table:table-cell>
          <table:table-cell table:style-name="Tabla9.A2" office:value-type="string">
            <text:p text:style-name="P11">Provincia donde está ubicado el centro</text:p>
          </table:table-cell>
          <table:table-cell table:style-name="Tabla9.A2" office:value-type="string">
            <text:p text:style-name="P11">VARCHAR2</text:p>
          </table:table-cell>
          <table:table-cell table:style-name="Tabla9.E2" table:number-columns-spanned="2" office:value-type="string">
            <text:p text:style-name="P12"/>
          </table:table-cell>
          <table:covered-table-cell/>
        </table:table-row>
      </table:table>
      <text:p text:style-name="P5"/>
      <text:p text:style-name="P8">NOMBRE ENTIDAD: <text:span text:style-name="T3">TITULACIÓN</text:span></text:p>
      <text:p text:style-name="P1">Descripción<text:span text:style-name="T1">:</text:span></text:p>
      <text:p text:style-name="P3">Relaciona Centro con Alumno y con Titulación</text:p>
      <text:p text:style-name="P4">Restricciones respecto a la entidad TITULACIÓN</text:p>
      <text:list xml:id="list36306999" text:continue-numbering="true" text:style-name="L1">
        <text:list-item>
          <text:p text:style-name="P15">(5) Un alumno podrá haber estudiado en distintos centros, o en el mismo centro, varias titulaciones diferentes.</text:p>
          <text:p text:style-name="P18"><text:span text:style-name="T2">1 ALUMNO</text:span> <text:span text:style-name="T5">ha estudiado en</text:span> <text:span text:style-name="T2">N CENTROS</text:span> – Teniendo como clave primaria la combinación de los campos nombre_titulo, dni_alumno, centro_nombre y centro_municipio (siendo estos dos último la clave primaria compuesta de la entidad CENTRO), conseguimos que cada fila sea única y también la restricción indicada. Puesto que la misma titulación se puede obtener en distintos centros restringimos que esa combinación no se pueda repetir en la tabla, y si añadimos el alumno conseguimos que el alumno no se pueda sacar la misma titulación en el mismo centro, pero si distintas titulaciones en distintos centros o en el mismo.</text:p>
        </text:list-item>
      </text:list>
      <text:p text:style-name="P1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0">Nombre atributo</text:p>
          </table:table-cell>
          <table:table-cell table:style-name="Tabla8.A1" office:value-type="string">
            <text:p text:style-name="P10">Descripción</text:p>
          </table:table-cell>
          <table:table-cell table:style-name="Tabla8.A1" office:value-type="string">
            <text:p text:style-name="P10">Tipo de dato</text:p>
          </table:table-cell>
          <table:table-cell table:style-name="Tabla8.D1" table:number-columns-spanned="2" office:value-type="string">
            <text:p text:style-name="P10">Restricciones</text:p>
            <text:p text:style-name="P13">(PK,FK,Nulo,Únicos, etc.)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11">nombre_titulo</text:p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>VARCHAR2</text:p>
          </table:table-cell>
          <table:table-cell table:style-name="Tabla8.D2" table:number-rows-spanned="4" office:value-type="string">
            <text:p text:style-name="P11">Clave primaria</text:p>
            <text:p text:style-name="P12"/>
            <text:p text:style-name="P12">(nombre_titulo,centro_nombre,centro_municipio,dni_alumno)</text:p>
            <text:p text:style-name="P12"/>
            <text:p text:style-name="P12">Permite que un alumno tenga varias titulaciones de varios centros, o del mismo</text:p>
          </table:table-cell>
          <table:table-cell table:style-name="Tabla8.E2" office:value-type="string">
            <text:p text:style-name="P11">NOT NULL</text:p>
          </table:table-cell>
        </table:table-row>
        <table:table-row table:style-name="Tabla8.2">
          <table:table-cell table:style-name="Tabla8.A2" office:value-type="string">
            <text:p text:style-name="P11">centro_nombre</text:p>
          </table:table-cell>
          <table:table-cell table:style-name="Tabla8.A2" office:value-type="string">
            <text:p text:style-name="P12">Referencia a la parte (attr. nombre) de la PK compuesta de la tabla CENTRO</text:p>
          </table:table-cell>
          <table:table-cell table:style-name="Tabla8.A2" office:value-type="string">
            <text:p text:style-name="P11">VARCHAR2</text:p>
          </table:table-cell>
          <table:covered-table-cell/>
          <table:table-cell table:style-name="Tabla8.E2" office:value-type="string">
            <text:p text:style-name="P11">FK – centro(nombre)</text:p>
            <text:p text:style-name="P11">NOT NULL</text:p>
          </table:table-cell>
        </table:table-row>
        <table:table-row table:style-name="Tabla8.2">
          <table:table-cell table:style-name="Tabla8.A2" office:value-type="string">
            <text:p text:style-name="P11">centro_municipio</text:p>
          </table:table-cell>
          <table:table-cell table:style-name="Tabla8.A2" office:value-type="string">
            <text:p text:style-name="P12">Referencia a la parte (attr. municipio) de la PK compuesta de la tabla CENTRO</text:p>
          </table:table-cell>
          <table:table-cell table:style-name="Tabla8.A2" office:value-type="string">
            <text:p text:style-name="P11">VARCHAR2</text:p>
          </table:table-cell>
          <table:covered-table-cell/>
          <table:table-cell table:style-name="Tabla8.E2" office:value-type="string">
            <text:p text:style-name="P11">FK – centro(municipio)</text:p>
            <text:p text:style-name="P11">NOT NULL</text:p>
          </table:table-cell>
        </table:table-row>
        <table:table-row table:style-name="Tabla8.2">
          <table:table-cell table:style-name="Tabla8.A2" office:value-type="string">
            <text:p text:style-name="P11">dni_alumno</text:p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1">VARCHAR2</text:p>
          </table:table-cell>
          <table:covered-table-cell/>
          <table:table-cell table:style-name="Tabla8.E2" office:value-type="string">
            <text:p text:style-name="P11">FK – alumno(DNI)</text:p>
            <text:p text:style-name="P11">NOT NULL</text:p>
          </table:table-cell>
        </table:table-row>
        <table:table-row>
          <table:table-cell table:style-name="Tabla8.A2" office:value-type="string">
            <text:p text:style-name="P11">año</text:p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>YEAR(4)</text:p>
          </table:table-cell>
          <table:table-cell table:style-name="Tabla8.E2" table:number-columns-spanned="2" office:value-type="string">
            <text:p text:style-name="P11">NOT NULL</text:p>
          </table:table-cell>
          <table:covered-table-cell/>
        </table:table-row>
        <table:table-row>
          <table:table-cell table:style-name="Tabla8.A2" office:value-type="string">
            <text:p text:style-name="P11">nota</text:p>
          </table:table-cell>
          <table:table-cell table:style-name="Tabla8.A2" office:value-type="string">
            <text:p text:style-name="P11"/>
          </table:table-cell>
          <table:table-cell table:style-name="Tabla8.A2" office:value-type="string">
            <text:p text:style-name="P11">NUMBER</text:p>
          </table:table-cell>
          <table:table-cell table:style-name="Tabla8.E2" table:number-columns-spanned="2" office:value-type="string">
            <text:p text:style-name="P11">NOT NULL</text:p>
          </table:table-cell>
          <table:covered-table-cell/>
        </table:table-row>
      </table:table>
      <text:p text:style-name="P6"/>
      <text:p text:style-name="P6"/>
      <text:p text:style-name="P8">NOMBRE ENTIDAD: <text:span text:style-name="T3">EXP_LABORAL</text:span></text:p>
      <text:p text:style-name="P1">Descripción<text:span text:style-name="T1">:</text:span></text:p>
      <text:p text:style-name="P3">Contendrá para cada alumno la experiencia laboral que ha conseguido en el tiempo, el area laboral en la que ha trabajado así como las empresas donde ha prestado el servicio.</text:p>
      <text:p text:style-name="P3">La clave primaria está formada por la combinación de los campos f_inicio, cif_empresa y dni_alumno.</text:p>
      <text:p text:style-name="P4">Restricciones respecto a la entidad EXP_LABORAL</text:p>
      <text:list xml:id="list36292333" text:continue-list="list36306999" text:style-name="L1">
        <text:list-item text:start-value="1">
          <text:p text:style-name="P14">(7) Un alumno podrá haber trabajado en distintas empresas o en la misma varias veces.</text:p>
          <text:p text:style-name="P16"><text:span text:style-name="T2">1 ALUMNO</text:span> <text:span text:style-name="T5">ha trabajado en</text:span> <text:span text:style-name="T2">N EMPRESAS</text:span> – Se relaciona, en esta tabla, a las entidades de esta restricción mediante sus claves primarias -siendo en esta tabla claves ajenas-, que en combinación con el atributo f_inicio (fecha de inicio del contrato) crean la clave primaria de esta entidad, Permitiendo asi que un alumno pueda tener experiencia en varias empresas</text:p>
        </text:list-item>
        <text:list-item>
          <text:p text:style-name="P15">(9) Una empresa podrá contratar a varios alumnos.</text:p>
          <text:p text:style-name="P16"><text:span text:style-name="T2">N EMPRESAS</text:span> <text:span text:style-name="T5">contratan a </text:span><text:span text:style-name="T2">N ALUMNOS </text:span>– Se relaciona, en esta tabla, a las entidades de esta restricción mediante sus claves primarias -siendo en esta tabla claves ajenas-, que en combinación con el atributo f_inicio (fecha de inicio del contrato) crean la clave primaria de esta entidad, Permitiendo asi que varias empresas puedan contratar a varios alumnos.</text:p>
        </text:list-item>
      </text:list>
      <text:p text:style-name="P7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office:value-type="string">
            <text:p text:style-name="P10">Nombre atributo</text:p>
          </table:table-cell>
          <table:table-cell table:style-name="Tabla10.A1" office:value-type="string">
            <text:p text:style-name="P10">Descripción</text:p>
          </table:table-cell>
          <table:table-cell table:style-name="Tabla10.A1" office:value-type="string">
            <text:p text:style-name="P10">Tipo de dato</text:p>
          </table:table-cell>
          <table:table-cell table:style-name="Tabla10.D1" table:number-columns-spanned="2" office:value-type="string">
            <text:p text:style-name="P10">Restricciones</text:p>
            <text:p text:style-name="P13">(PK,FK,Nulo,Únicos, etc.)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11">f_inicio</text:p>
          </table:table-cell>
          <table:table-cell table:style-name="Tabla10.A2" office:value-type="string">
            <text:p text:style-name="P12">Fecha de inicio del contrato</text:p>
          </table:table-cell>
          <table:table-cell table:style-name="Tabla10.A2" office:value-type="string">
            <text:p text:style-name="P11">DATE</text:p>
          </table:table-cell>
          <table:table-cell table:style-name="Tabla10.D2" table:number-rows-spanned="3" office:value-type="string">
            <text:p text:style-name="P11">Clave primaria</text:p>
            <text:p text:style-name="P12"/>
            <text:p text:style-name="P12">(f_inicio,cif_empresa,dni_alumno)</text:p>
            <text:p text:style-name="P12"/>
            <text:p text:style-name="P12">Permite que un alumno pueda tener experiencia en varias empresas</text:p>
          </table:table-cell>
          <table:table-cell table:style-name="Tabla10.E2" office:value-type="string">
            <text:p text:style-name="P11">NOT NULL</text:p>
          </table:table-cell>
        </table:table-row>
        <table:table-row table:style-name="Tabla10.2">
          <table:table-cell table:style-name="Tabla10.A2" office:value-type="string">
            <text:p text:style-name="P11">cif_empresa</text:p>
          </table:table-cell>
          <table:table-cell table:style-name="Tabla10.A2" office:value-type="string">
            <text:p text:style-name="P12">Código de la empresa</text:p>
          </table:table-cell>
          <table:table-cell table:style-name="Tabla10.A2" office:value-type="string">
            <text:p text:style-name="P11">VARCHAR2</text:p>
          </table:table-cell>
          <table:covered-table-cell/>
          <table:table-cell table:style-name="Tabla10.E2" office:value-type="string">
            <text:p text:style-name="P11">FK – empresa(CIF)</text:p>
            <text:p text:style-name="P11">NOT NULL</text:p>
          </table:table-cell>
        </table:table-row>
        <table:table-row table:style-name="Tabla10.2">
          <table:table-cell table:style-name="Tabla10.A2" office:value-type="string">
            <text:p text:style-name="P11">dni_alumno</text:p>
          </table:table-cell>
          <table:table-cell table:style-name="Tabla10.A2" office:value-type="string">
            <text:p text:style-name="P12">Código del alumno</text:p>
          </table:table-cell>
          <table:table-cell table:style-name="Tabla10.A2" office:value-type="string">
            <text:p text:style-name="P11">VARCHAR2</text:p>
          </table:table-cell>
          <table:covered-table-cell/>
          <table:table-cell table:style-name="Tabla10.E2" office:value-type="string">
            <text:p text:style-name="P11">FK – alumno(DNI)</text:p>
            <text:p text:style-name="P11">NOT NULL</text:p>
          </table:table-cell>
        </table:table-row>
        <table:table-row>
          <table:table-cell table:style-name="Tabla10.A2" office:value-type="string">
            <text:p text:style-name="P11">f_fin</text:p>
          </table:table-cell>
          <table:table-cell table:style-name="Tabla10.A2" office:value-type="string">
            <text:p text:style-name="P12">Fecha de fin del contrato</text:p>
          </table:table-cell>
          <table:table-cell table:style-name="Tabla10.A2" office:value-type="string">
            <text:p text:style-name="P11">DATE</text:p>
          </table:table-cell>
          <table:table-cell table:style-name="Tabla10.E2" table:number-columns-spanned="2" office:value-type="string">
            <text:p text:style-name="P11">Debe ser posterior a la fecha de inicio.</text:p>
            <text:p text:style-name="P11">Puede estar vacío si el contrato esta en vigor.</text:p>
          </table:table-cell>
          <table:covered-table-cell/>
        </table:table-row>
        <table:table-row>
          <table:table-cell table:style-name="Tabla10.A2" office:value-type="string">
            <text:p text:style-name="P11">actividad</text:p>
          </table:table-cell>
          <table:table-cell table:style-name="Tabla10.A2" office:value-type="string">
            <text:p text:style-name="P12">Área laboral en la que ha trabajado el alumno en la empresa, durante ese contrato.</text:p>
          </table:table-cell>
          <table:table-cell table:style-name="Tabla10.A2" office:value-type="string">
            <text:p text:style-name="P11">VARCHAR2</text:p>
          </table:table-cell>
          <table:table-cell table:style-name="Tabla10.E2" table:number-columns-spanned="2" office:value-type="string">
            <text:p text:style-name="P11">FK – area_laboral(nombre),</text:p>
            <text:p text:style-name="P11">NOT NULL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01T19:25:14.02</meta:creation-date>
    <meta:editing-duration>PT8H45M18S</meta:editing-duration>
    <meta:editing-cycles>104</meta:editing-cycles>
    <meta:generator>OpenOffice/4.1.11$Win32 OpenOffice.org_project/4111m1$Build-9808</meta:generator>
    <dc:date>2021-12-08T14:10:21</dc:date>
    <meta:document-statistic meta:table-count="12" meta:image-count="0" meta:object-count="0" meta:page-count="11" meta:paragraph-count="370" meta:word-count="2582" meta:character-count="15789"/>
  </office:meta>
</office:document-meta>
</file>